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fo:font-size="12pt" style:font-size-asian="12pt" style:font-size-complex="12pt" fo:language="en" fo:country="US"/>
    </style:style>
    <style:style style:name="T9" style:parent-style-name="DefaultParagraphFont" style:family="text">
      <style:text-properties fo:font-size="12pt" style:font-size-asian="12pt" style:font-size-complex="12pt" fo:language="en" fo:country="US"/>
    </style:style>
    <style:style style:name="T10" style:parent-style-name="DefaultParagraphFont" style:family="text">
      <style:text-properties fo:font-size="12pt" style:font-size-asian="12pt" style:font-size-complex="12pt" fo:language="en" fo:country="US"/>
    </style:style>
    <style:style style:name="T11" style:parent-style-name="DefaultParagraphFont" style:family="text"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Types of damage:</text:p>
      <text:p text:style-name="P2">-Physical</text:p>
      <text:p text:style-name="P3">-Fire<text:s/>(Chance to apply burn)</text:p>
      <text:p text:style-name="P4">-Ice<text:s/>(Chance to apply chilled)</text:p>
      <text:p text:style-name="P5">-Lighting<text:s/>(Chance to shocked)</text:p>
      <text:p text:style-name="P6"><text:span text:style-name="T7">-</text:span><text:span text:style-name="T8">Toxic</text:span><text:span text:style-name="T9"><text:s/>(Chance to apply</text:span><text:span text:style-name="T10"><text:s/>poisoned</text:span><text:span text:style-name="T11">)</text:span></text:p>
      <text:p text:style-name="P12">Status:</text:p>
      <text:p text:style-name="P13">-Burn<text:s/>(High burst of Damage over time)</text:p>
      <text:p text:style-name="P14">-Chilled<text:s/>(Slowed attack speed and movement)</text:p>
      <text:p text:style-name="P15">-Shocked<text:s/>(Damage and silence of abilities)</text:p>
      <text:p text:style-name="P16">-Poisoned<text:s/>(Damage over a long period of time and stops healing<text:s/>effects)</text:p>
      <text:p text:style-name="P17">Resistances:<text:s/></text:p>
      <text:p text:style-name="P18">-Armor<text:s/>(Reduces Physical Damage)</text:p>
      <text:p text:style-name="P19">-Fire Res.<text:s/>(Reduces Fire Damage)</text:p>
      <text:p text:style-name="P20">-Ice Res.<text:s/>(Reduces Ice Damage)</text:p>
      <text:p text:style-name="P21">-Lighting Res.<text:s/>(Reduces Lighting Damage)</text:p>
      <text:p text:style-name="P22">-Toxic Res.<text:s/>(Reduces Toxic Damage)</text:p>
      <text:p text:style-name="P23">Stats:</text:p>
      <text:p text:style-name="P24">-Strength</text:p>
      <text:p text:style-name="P25">-Intelligence</text:p>
      <text:p text:style-name="P26">-Attack Speed</text:p>
      <text:p text:style-name="P27">-Attack Range</text:p>
      <text:p text:style-name="P28">-Move Speed</text:p>
      <text:p text:style-name="P29">-Ability haste</text:p>
      <text:p text:style-name="P30">-Health</text:p>
      <text:p text:style-name="P31">-Mana</text:p>
      <text:p text:style-name="P32">-Crit.Chance</text:p>
      <text:p text:style-name="P33">Shields:</text:p>
      <text:p text:style-name="P34">-Normal<text:s/>Shield (Blocks all attack types)</text:p>
      <text:p text:style-name="P35">-Ice shield</text:p>
      <text:p text:style-name="P36"><text:span text:style-name="T37">-Magic shie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cgsqueiros@hotmail.com</meta:initial-creator>
    <dc:creator>luiscgsqueiros@hotmail.com</dc:creator>
    <meta:creation-date>2022-07-26T14:20:00Z</meta:creation-date>
    <dc:date>2022-07-26T21:31:00Z</dc:date>
    <meta:template xlink:href="Normal.dotm" xlink:type="simple"/>
    <meta:editing-cycles>2</meta:editing-cycles>
    <meta:editing-duration>PT25860S</meta:editing-duration>
    <meta:document-statistic meta:page-count="1" meta:paragraph-count="1" meta:word-count="109" meta:character-count="732" meta:row-count="5" meta:non-whitespace-character-count="624"/>
  </office:meta>
</office:document-meta>
</file>